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fdc2" officeooo:paragraph-rsid="0014fdc2"/>
    </style:style>
    <style:style style:name="P2" style:family="paragraph" style:parent-style-name="Standard" style:list-style-name="L1">
      <style:text-properties officeooo:rsid="0014fdc2" officeooo:paragraph-rsid="0014fdc2"/>
    </style:style>
    <style:style style:name="P3" style:family="paragraph" style:parent-style-name="Standard">
      <style:text-properties officeooo:rsid="0014fdc2" officeooo:paragraph-rsid="00150164"/>
    </style:style>
    <style:style style:name="P4" style:family="paragraph" style:parent-style-name="Standard">
      <style:text-properties fo:language="fr" fo:country="FR" officeooo:rsid="0014fdc2" officeooo:paragraph-rsid="0014fdc2"/>
    </style:style>
    <style:style style:name="P5" style:family="paragraph" style:parent-style-name="Standard">
      <style:text-properties fo:language="fr" fo:country="FR" officeooo:paragraph-rsid="0014fdc2"/>
    </style:style>
    <style:style style:name="P6" style:family="paragraph" style:parent-style-name="Standard" style:list-style-name="L1">
      <style:text-properties officeooo:paragraph-rsid="0014fdc2"/>
    </style:style>
    <style:style style:name="P7" style:family="paragraph" style:parent-style-name="Standard">
      <style:text-properties officeooo:rsid="00150164" officeooo:paragraph-rsid="00150164"/>
    </style:style>
    <style:style style:name="P8" style:family="paragraph" style:parent-style-name="Standard" style:list-style-name="L2">
      <style:text-properties officeooo:rsid="00150164" officeooo:paragraph-rsid="00150164"/>
    </style:style>
    <style:style style:name="P9" style:family="paragraph" style:parent-style-name="Standard" style:list-style-name="L3">
      <style:text-properties officeooo:rsid="00150164" officeooo:paragraph-rsid="00150164"/>
    </style:style>
    <style:style style:name="P10" style:family="paragraph" style:parent-style-name="Standard">
      <style:text-properties officeooo:paragraph-rsid="00150164"/>
    </style:style>
    <style:style style:name="P11" style:family="paragraph" style:parent-style-name="Standard" style:list-style-name="L2">
      <style:text-properties officeooo:paragraph-rsid="00150164"/>
    </style:style>
    <style:style style:name="T1" style:family="text">
      <style:text-properties officeooo:rsid="0014fdc2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4fdc2"/>
    </style:style>
    <style:style style:name="T4" style:family="text">
      <style:text-properties officeooo:rsid="001501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rentabilité à long terme intéresse-t-elle :</text:p>
      <text:p text:style-name="P5"><text:span text:style-name="T1">objectif de l’entreprise → perdurer → Profit rentabilité.</text:span></text:p>
      <text:p text:style-name="P4">Contre exemple : Star up → idée novatrice → besoin donc marché</text:p>
      <text:list xml:id="list2179714230" text:style-name="L1">
        <text:list-item>
          <text:p text:style-name="P6"><text:span text:style-name="T3">investissement nécessaire.</text:span></text:p>
          <text:list>
            <text:list-item>
              <text:p text:style-name="P2"><text:span text:style-name="T2">Fond propre</text:span></text:p>
            </text:list-item>
            <text:list-item>
              <text:p text:style-name="P2">rentabilité</text:p>
            </text:list-item>
            <text:list-item>
              <text:p text:style-name="P2">emprunt</text:p>
            </text:list-item>
          </text:list>
        </text:list-item>
      </text:list>
      <text:p text:style-name="P1">Consommateur attend un produit qui répond à ses besoin.</text:p>
      <text:p text:style-name="P1">Consom acteur = être respinsable de ses achats: écologique, social, économique, sanitaire.</text:p>
      <text:p text:style-name="P1">- Règles personnelles</text:p>
      <text:p text:style-name="P1"/>
      <text:p text:style-name="P3">Ê<text:span text:style-name="T4">tre consomm acteur nécessite: </text:span></text:p>
      <text:list xml:id="list3327924028" text:style-name="L2">
        <text:list-item>
          <text:p text:style-name="P11"><text:span text:style-name="T4">moyen financiers</text:span></text:p>
        </text:list-item>
        <text:list-item>
          <text:p text:style-name="P8">prise de conscience</text:p>
        </text:list-item>
        <text:list-item>
          <text:p text:style-name="P8">trouver sur le marché</text:p>
        </text:list-item>
        <text:list-item>
          <text:p text:style-name="P8">des produits quirépondent à l’attente du consom-acteur.</text:p>
        </text:list-item>
      </text:list>
      <text:p text:style-name="P7"/>
      <text:p text:style-name="P10"><text:span text:style-name="T4">Trader: achat:</text:span></text:p>
      <text:list xml:id="list2399424536" text:style-name="L3">
        <text:list-item>
          <text:p text:style-name="P9">des assurances </text:p>
        </text:list-item>
        <text:list-item>
          <text:p text:style-name="P9">des crédits</text:p>
        </text:list-item>
        <text:list-item>
          <text:p text:style-name="P9">des titres </text:p>
        </text:list-item>
        <text:list-item>
          <text:p text:style-name="P9">de valeurs Boursières</text:p>
        </text:list-item>
        <text:list-item>
          <text:p text:style-name="P9">de matières 1er </text:p>
        </text:list-item>
      </text:list>
      <text:p text:style-name="P7">=&gt; traitement de l’information.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04:40.467769811</meta:creation-date>
    <meta:generator>LibreOffice/7.3.7.2$Linux_X86_64 LibreOffice_project/30$Build-2</meta:generator>
    <dc:date>2023-09-12T15:36:22.903535505</dc:date>
    <meta:editing-duration>PT58M59S</meta:editing-duration>
    <meta:editing-cycles>2</meta:editing-cycles>
    <meta:document-statistic meta:table-count="0" meta:image-count="0" meta:object-count="0" meta:page-count="1" meta:paragraph-count="22" meta:word-count="108" meta:character-count="661" meta:non-whitespace-character-count="583"/>
  </office:meta>
</office:document-meta>
</file>